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6cm" svg:stroke-color="#36f1cd" draw:marker-start-width="1.096cm" draw:marker-end-width="1.096cm" svg:stroke-opacity="80%" draw:fill="none" draw:textarea-horizontal-align="justify" draw:textarea-vertical-align="middle" draw:auto-grow-height="false" fo:min-height="2.554cm" fo:min-width="3.882cm" fo:padding-top="0.421cm" fo:padding-bottom="0.421cm" fo:padding-left="0.546cm" fo:padding-right="0.546cm"/>
    </style:style>
    <style:style style:name="gr2" style:family="graphic" style:parent-style-name="objectwithoutfill">
      <style:graphic-properties svg:stroke-width="0.459cm" svg:stroke-color="#36f1cd" draw:marker-start-width="0.89cm" draw:marker-end="Arrowheads_20_1" draw:marker-end-width="0.99cm" svg:stroke-opacity="80%" draw:stroke-linejoin="round" svg:stroke-linecap="round" draw:fill="none" draw:textarea-vertical-align="middle" fo:padding-top="0.356cm" fo:padding-bottom="0.356cm" fo:padding-left="0.481cm" fo:padding-right="0.481cm"/>
    </style:style>
    <style:style style:name="gr3" style:family="graphic" style:parent-style-name="standard">
      <style:graphic-properties svg:stroke-width="0cm" svg:stroke-color="#36f1cd" draw:marker-start-width="0.2cm" draw:marker-end-width="0.2cm" svg:stroke-opacity="70%" svg:stroke-linecap="round" draw:fill="solid" draw:fill-color="#36f1cd" draw:textarea-horizontal-align="justify" draw:textarea-vertical-align="middle" draw:auto-grow-height="false" fo:min-height="2.185cm" fo:min-width="0.39cm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36f1cd" draw:marker-start-width="0.2cm" draw:marker-end-width="0.2cm" svg:stroke-opacity="70%" draw:fill="solid" draw:fill-color="#36f1cd" draw:textarea-horizontal-align="justify" draw:textarea-vertical-align="middle" draw:auto-grow-height="false" fo:min-height="1.08cm" fo:min-width="0.16cm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39a0ed" draw:marker-start-width="0.2cm" draw:marker-end-width="0.2cm" svg:stroke-opacity="70%" draw:fill="solid" draw:fill-color="#39a0ed" draw:textarea-horizontal-align="justify" draw:textarea-vertical-align="middle" draw:auto-grow-height="false" fo:min-height="2.917cm" fo:min-width="0.393cm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36f1cd" draw:marker-start-width="0.2cm" draw:marker-end-width="0.2cm" svg:stroke-opacity="70%" draw:fill="solid" draw:fill-color="#36f1cd" draw:textarea-horizontal-align="justify" draw:textarea-vertical-align="middle" draw:auto-grow-height="false" fo:min-height="2.005cm" fo:min-width="0.499cm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6f1cd"/>
      <style:paragraph-properties fo:margin-top="0.051cm" fo:margin-bottom="0cm" fo:text-align="center"/>
    </style:style>
    <style:style style:name="P3" style:family="paragraph">
      <loext:graphic-properties draw:fill="solid" draw:fill-color="#39a0ed"/>
      <style:paragraph-properties fo:margin-top="0.051cm" fo:margin-bottom="0cm"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034cm" svg:height="4.802cm" draw:transform="skewX (-0.226892802759263) rotate (-0.467224640758883) translate (3.443cm 4.1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3.362cm" svg:y1="8.701cm" svg:x2="4.675cm" svg:y2="17.76cm" draw:start-shape="id1" draw:start-glue-point="7" svg:d="M3362 8701l1313 9059" svg:viewBox="0 0 1314 9060">
          <text:p/>
        </draw:connector>
        <draw:custom-shape draw:style-name="gr3" draw:text-style-name="P2" draw:layer="layout" svg:width="2.408cm" svg:height="6.585cm" draw:transform="skewX (0.281521608346685) rotate (0.0265290046303135) translate (7.152cm 11.506cm)">
          <text:p/>
          <draw:enhanced-geometry svg:viewBox="0 0 21600 21600" draw:glue-points="?f6 0 10800 ?f8 ?f11 10800 ?f9 21600 10800 ?f10 ?f5 10800" draw:text-areas="?f3 ?f3 ?f4 ?f4" draw:mirror-horizontal="true" draw:type="parallelogram" draw:modifiers="12137.25078698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1.782cm" svg:height="3.596cm" draw:transform="skewX (0.368089939245604) rotate (0.174707458124632) translate (9.361cm 14.326cm)">
          <text:p/>
          <draw:enhanced-geometry svg:viewBox="0 0 21600 21600" draw:glue-points="?f6 0 10800 ?f8 ?f11 10800 ?f9 21600 10800 ?f10 ?f5 10800" draw:text-areas="?f3 ?f3 ?f4 ?f4" draw:mirror-horizontal="false" draw:type="parallelogram" draw:modifiers="12137.25078698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2.357cm" svg:height="8.365cm" draw:transform="skewX (0.250454747661186) rotate (-0.0523598775598295) translate (14.303cm 9.88cm)">
          <text:p/>
          <draw:enhanced-geometry svg:viewBox="0 0 21600 21600" draw:glue-points="?f6 0 10800 ?f8 ?f11 10800 ?f9 21600 10800 ?f10 ?f5 10800" draw:text-areas="?f3 ?f3 ?f4 ?f4" draw:mirror-horizontal="false" draw:type="parallelogram" draw:modifiers="11906.77025527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885cm" svg:height="4.255cm" draw:transform="skewX (0.272445896236315) rotate (0.104894288044859) translate (10.943cm 13.897cm)">
          <text:p/>
          <draw:enhanced-geometry svg:viewBox="0 0 21600 21600" draw:glue-points="?f6 0 10800 ?f8 ?f11 10800 ?f9 21600 10800 ?f10 ?f5 10800" draw:text-areas="?f3 ?f3 ?f4 ?f4" draw:mirror-horizontal="true" draw:type="parallelogram" draw:modifiers="7983.732057416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30T20:10:53.861064494</meta:creation-date>
    <dc:date>2022-06-30T20:28:57.132062888</dc:date>
    <meta:editing-duration>PT16S</meta:editing-duration>
    <meta:editing-cycles>1</meta:editing-cycles>
    <meta:document-statistic meta:object-count="6"/>
    <meta:generator>LibreOffice/7.0.4.2$Linux_X86_64 LibreOffice_project/00$Build-2</meta:generator>
  </office:meta>
</office:document-meta>
</file>